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91.23mm"/>
    </style:style>
    <style:style style:name="co3" style:family="table-column">
      <style:table-column-properties fo:break-before="auto" style:column-width="69.97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60.18mm"/>
    </style:style>
    <style:style style:name="co8" style:family="table-column">
      <style:table-column-properties fo:break-before="auto" style:column-width="181.91mm"/>
    </style:style>
    <style:style style:name="co9" style:family="table-column">
      <style:table-column-properties fo:break-before="auto" style:column-width="115.46mm"/>
    </style:style>
    <style:style style:name="co10" style:family="table-column">
      <style:table-column-properties fo:break-before="auto" style:column-width="129.3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AR PL SungtiL GB" style:font-name-complex="Lohit Devanagari"/>
    </style:style>
    <style:style style:name="T1" style:family="text">
      <style:text-properties style:font-name-asian="AR PL SungtiL GB" style:font-name-complex="Lohit Devanagari"/>
    </style:style>
  </office:automatic-styles>
  <office:body>
    <office:spreadsheet>
      <table:calculation-settings table:automatic-find-labels="false"/>
      <table:table table:name="Libic-Tex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inLink</text:p>
          </table:table-cell>
          <table:table-cell table:style-name="ce1" office:value-type="string" calcext:value-type="string">
            <text:p>SecundaryLink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tas de Disciplina de Cálculo Numérico</text:p>
          </table:table-cell>
          <table:table-cell office:value-type="string" calcext:value-type="string">
            <text:p>Leonardo F. Guid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alculo Numéric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tas de aula do professor Guidi do Instituto de Matemática da UFRGS para disciplina de cálculo numérico.</text:p>
          </table:table-cell>
          <table:table-cell table:style-name="ce2" office:value-type="string" calcext:value-type="string">
            <text:p><text:span text:style-name="T1"><text:a xlink:href="http://www.mat.ufrgs.br/~guidi/grad/MAT01169/calculo_numerico.pdf" xlink:type="simple">http://www.mat.ufrgs.br/~guidi/grad/MAT01169/calculo_numerico.pdf</text:a></text:span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álculo Vetorial e Geometria Analítica – Livro 1: O plano</text:p>
          </table:table-cell>
          <table:table-cell office:value-type="string" calcext:value-type="string">
            <text:p>Felipe Ack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álcul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ivro <text:s/>de cálculo vetorial e geometria Analítica.</text:p>
          </table:table-cell>
          <table:table-cell office:value-type="string" calcext:value-type="string">
            <text:p><text:a xlink:href="http://im.ufrj.br/~noseda/2017-1/Livro1.pdf" xlink:type="simple">http://im.ufrj.br/~noseda/2017-1/Livro1.pdf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Robson Santana Pachec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978-85-89571-53-1</text:p>
          </table:table-cell>
          <table:table-cell office:value-type="string" calcext:value-type="string">
            <text:p>IF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 Analítica</text:p>
          </table:table-cell>
          <table:table-cell office:value-type="string" calcext:value-type="string">
            <text:p><text:a xlink:href="https://memoria.ifrn.edu.br/bitstream/handle/1044/1010/Geometria%20Analítica%20-%20Ebook.pdf?sequence=1&amp;isAllowed=y" xlink:type="simple">https://memoria.ifrn.edu.br/bitstream/handle/1044/1010/Geometria%20Anali%cc%81tica%20-%20Ebook.pdf?sequence=1&amp;isAllowed=y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 e Vetorial</text:p>
          </table:table-cell>
          <table:table-cell office:value-type="string" calcext:value-type="string">
            <text:p>Daniel Miranda – Rafael Grisi - <text:s/>Sinuê Lodovic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FAB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 Analítica</text:p>
          </table:table-cell>
          <table:table-cell office:value-type="string" calcext:value-type="string">
            <text:p><text:a xlink:href="http://hostel.ufabc.edu.br/~daniel.miranda/livros/geometria-analitica/geometriaanaliticaevetorial-SGD.pdf" xlink:type="simple">http://hostel.ufabc.edu.br/~daniel.miranda/livros/geometria-analitica/geometriaanaliticaevetorial-SGD.pdf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Katia Frensel – Jorge Delga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Analítica. Curso de Licenciatura em Matemática UFMA</text:p>
          </table:table-cell>
          <table:table-cell office:value-type="string" calcext:value-type="string">
            <text:p><text:a xlink:href="http://www.mat.ufrgs.br/~portosil/geometria-analitica-ufma.pdf" xlink:type="simple">http://www.mat.ufrgs.br/~portosil/geometria-analitica-ufma.pdf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ostila de Geometria Analítica</text:p>
          </table:table-cell>
          <table:table-cell office:value-type="string" calcext:value-type="string">
            <text:p>Diego Sebastián Ledesm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postila/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postila de notas de aula de Geometria Analítica.</text:p>
          </table:table-cell>
          <table:table-cell office:value-type="string" calcext:value-type="string">
            <text:p><text:a xlink:href="http://www.ime.unicamp.br/~dledesma/disciplinasministradas/MA141-C-2020/listas/Apostila.pdf" xlink:type="simple">http://www.ime.unicamp.br/~dledesma/disciplinasministradas/MA141-C-2020/listas/Apostila.pdf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ctures notes on Curves and Surfaces Part 1</text:p>
          </table:table-cell>
          <table:table-cell office:value-type="string" calcext:value-type="string">
            <text:p>Chuu-Lian Ter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Californiia at Irv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ctures notes on curves and surfaces Winter quarter 2005.</text:p>
          </table:table-cell>
          <table:table-cell office:value-type="string" calcext:value-type="string">
            <text:p><text:a xlink:href="https://www.math.uci.edu/~cterng/162A_Lecture_Notes.pdf" xlink:type="simple">https://www.math.uci.edu/~cterng/162A_Lecture_Notes.pdf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lementary Differential Geometry: Curves and Surfaces</text:p>
          </table:table-cell>
          <table:table-cell office:value-type="string" calcext:value-type="string">
            <text:p>Martin 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ementary differential geometry curves and surfaces</text:p>
          </table:table-cell>
          <table:table-cell office:value-type="string" calcext:value-type="string">
            <text:p><text:a xlink:href="https://people.math.aau.dk/~raussen/INSB/AD2-11/book.pdf" xlink:type="simple">https://people.math.aau.dk/~raussen/INSB/AD2-11/book.pdf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ifferential Geometry: A First Course in Curves and Surfaces</text:p>
          </table:table-cell>
          <table:table-cell office:value-type="string" calcext:value-type="string">
            <text:p>Theodore Shifr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fferential geometry course in curves and surfaces.</text:p>
          </table:table-cell>
          <table:table-cell office:value-type="string" calcext:value-type="string">
            <text:p><text:a xlink:href="http://alpha.math.uga.edu/~shifrin/ShifrinDiffGeo.pdf" xlink:type="simple">http://alpha.math.uga.edu/~shifrin/ShifrinDiffGeo.pdf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ifferential Geometry of Curves and Surfaces</text:p>
          </table:table-cell>
          <table:table-cell office:value-type="string" calcext:value-type="string">
            <text:p>Luis Fernánde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Ba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fferential geometry on curves and surfaces</text:p>
          </table:table-cell>
          <table:table-cell office:value-type="string" calcext:value-type="string">
            <text:p><text:a xlink:href="https://fsw01.bcc.cuny.edu/luis.fernandez01/web/texts/dgcs.pdf" xlink:type="simple">https://fsw01.bcc.cuny.edu/luis.fernandez01/web/texts/dgcs.pdf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urves and Surfaces – Lecture Notes for Geometry 1</text:p>
          </table:table-cell>
          <table:table-cell office:value-type="string" calcext:value-type="string">
            <text:p>Henrik Schlichtkr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/Lecture Notes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cture notes in geometry aboutt curves and surfaces.</text:p>
          </table:table-cell>
          <table:table-cell office:value-type="string" calcext:value-type="string">
            <text:p>http://web.math.ku.dk/noter/filer/geom1.pd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1">00/00/0000</text:date>, <text:time style:data-style-name="N2" text:time-value="10:34:57.5444982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3:57:53.599436059</meta:creation-date>
    <dc:date>2020-12-11T15:59:44.388386186</dc:date>
    <meta:editing-duration>PT6H23M19S</meta:editing-duration>
    <meta:editing-cycles>13</meta:editing-cycles>
    <meta:generator>LibreOffice/5.2.7.2$Linux_X86_64 LibreOffice_project/20m0$Build-2</meta:generator>
    <meta:document-statistic meta:table-count="1" meta:cell-count="169" meta:object-count="0"/>
  </office:meta>
</office:document-meta>
</file>